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c6d" officeooo:paragraph-rsid="00060c6d"/>
    </style:style>
    <style:style style:name="P2" style:family="paragraph" style:parent-style-name="Standard">
      <style:text-properties officeooo:rsid="000ae980" officeooo:paragraph-rsid="000ae980"/>
    </style:style>
    <style:style style:name="P3" style:family="paragraph" style:parent-style-name="Standard">
      <style:text-properties officeooo:rsid="000be5b3" officeooo:paragraph-rsid="000be5b3"/>
    </style:style>
    <style:style style:name="P4" style:family="paragraph" style:parent-style-name="Standard">
      <style:text-properties officeooo:rsid="00178bf4" officeooo:paragraph-rsid="00178bf4"/>
    </style:style>
    <style:style style:name="P5" style:family="paragraph" style:parent-style-name="Standard">
      <style:text-properties officeooo:rsid="00145afc" officeooo:paragraph-rsid="00145afc"/>
    </style:style>
    <style:style style:name="P6" style:family="paragraph" style:parent-style-name="Standard">
      <style:text-properties officeooo:rsid="0018f6be" officeooo:paragraph-rsid="0018f6be"/>
    </style:style>
    <style:style style:name="P7" style:family="paragraph" style:parent-style-name="Standard">
      <style:paragraph-properties fo:text-align="start" style:justify-single-word="false"/>
      <style:text-properties officeooo:rsid="0019791e" officeooo:paragraph-rsid="0019791e"/>
    </style:style>
    <style:style style:name="P8" style:family="paragraph" style:parent-style-name="Standard">
      <style:paragraph-properties fo:text-align="start" style:justify-single-word="false"/>
      <style:text-properties officeooo:rsid="001b41f5" officeooo:paragraph-rsid="001b41f5"/>
    </style:style>
    <style:style style:name="P9" style:family="paragraph" style:parent-style-name="Standard">
      <style:paragraph-properties fo:text-align="start" style:justify-single-word="false"/>
      <style:text-properties officeooo:rsid="00208289" officeooo:paragraph-rsid="00208289"/>
    </style:style>
    <style:style style:name="P10" style:family="paragraph" style:parent-style-name="Standard">
      <style:paragraph-properties fo:text-align="start" style:justify-single-word="false"/>
      <style:text-properties officeooo:rsid="0021c984" officeooo:paragraph-rsid="0021c984"/>
    </style:style>
    <style:style style:name="P11" style:family="paragraph" style:parent-style-name="Standard">
      <style:paragraph-properties fo:text-align="start" style:justify-single-word="false"/>
      <style:text-properties officeooo:rsid="002b852a" officeooo:paragraph-rsid="002b852a"/>
    </style:style>
    <style:style style:name="P12" style:family="paragraph" style:parent-style-name="Standard">
      <style:paragraph-properties fo:text-align="start" style:justify-single-word="false"/>
      <style:text-properties officeooo:rsid="00315f8e" officeooo:paragraph-rsid="00315f8e"/>
    </style:style>
    <style:style style:name="P13" style:family="paragraph" style:parent-style-name="Standard">
      <style:paragraph-properties fo:text-align="start" style:justify-single-word="false"/>
      <style:text-properties officeooo:rsid="00332fcb" officeooo:paragraph-rsid="00332fcb"/>
    </style:style>
    <style:style style:name="P14" style:family="paragraph" style:parent-style-name="Standard">
      <style:paragraph-properties fo:text-align="start" style:justify-single-word="false"/>
      <style:text-properties officeooo:rsid="0042716f" officeooo:paragraph-rsid="0042716f"/>
    </style:style>
    <style:style style:name="P15" style:family="paragraph" style:parent-style-name="Standard">
      <style:paragraph-properties fo:text-align="start" style:justify-single-word="false"/>
      <style:text-properties officeooo:rsid="0043dd45" officeooo:paragraph-rsid="0043dd45"/>
    </style:style>
    <style:style style:name="P16" style:family="paragraph" style:parent-style-name="Standard">
      <style:paragraph-properties fo:text-align="start" style:justify-single-word="false"/>
      <style:text-properties officeooo:rsid="00469a2e" officeooo:paragraph-rsid="00469a2e"/>
    </style:style>
    <style:style style:name="P17" style:family="paragraph" style:parent-style-name="Standard" style:list-style-name="L1">
      <style:text-properties officeooo:rsid="00060c6d" officeooo:paragraph-rsid="00060c6d"/>
    </style:style>
    <style:style style:name="P18" style:family="paragraph" style:parent-style-name="Standard" style:list-style-name="L1">
      <style:text-properties officeooo:rsid="0007d0d0" officeooo:paragraph-rsid="0007d0d0"/>
    </style:style>
    <style:style style:name="P19" style:family="paragraph" style:parent-style-name="Standard" style:list-style-name="L1">
      <style:text-properties officeooo:rsid="00178bf4" officeooo:paragraph-rsid="00178bf4"/>
    </style:style>
    <style:style style:name="P20" style:family="paragraph" style:parent-style-name="Standard" style:list-style-name="L2">
      <style:text-properties officeooo:rsid="000be5b3" officeooo:paragraph-rsid="000be5b3"/>
    </style:style>
    <style:style style:name="P21" style:family="paragraph" style:parent-style-name="Standard" style:list-style-name="L2">
      <style:text-properties officeooo:rsid="000da201" officeooo:paragraph-rsid="000da201"/>
    </style:style>
    <style:style style:name="P22" style:family="paragraph" style:parent-style-name="Standard" style:list-style-name="L2">
      <style:text-properties officeooo:rsid="000def7b" officeooo:paragraph-rsid="000f6f7a"/>
    </style:style>
    <style:style style:name="P23" style:family="paragraph" style:parent-style-name="Standard" style:list-style-name="L2">
      <style:text-properties officeooo:rsid="00130c2e" officeooo:paragraph-rsid="00130c2e"/>
    </style:style>
    <style:style style:name="P24" style:family="paragraph" style:parent-style-name="Standard" style:list-style-name="L2">
      <style:text-properties officeooo:rsid="00145afc" officeooo:paragraph-rsid="00145afc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8f6be" officeooo:paragraph-rsid="0018f6be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19791e" officeooo:paragraph-rsid="0019791e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1b41f5" officeooo:paragraph-rsid="001b41f5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1b6dc3" officeooo:paragraph-rsid="001b6dc3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ca82d" officeooo:paragraph-rsid="001ca82d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1dfb0b" officeooo:paragraph-rsid="001dfb0b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1f4f02" officeooo:paragraph-rsid="001f4f02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208289" officeooo:paragraph-rsid="00208289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21c984" officeooo:paragraph-rsid="0021c984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3a18b" officeooo:paragraph-rsid="0023a18b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23c327" officeooo:paragraph-rsid="0023c327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2a1438" officeooo:paragraph-rsid="002a1438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2b852a" officeooo:paragraph-rsid="002b852a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2b852a" officeooo:paragraph-rsid="002b852a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2da068" officeooo:paragraph-rsid="002da068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2d8198" officeooo:paragraph-rsid="002d8198"/>
    </style:style>
    <style:style style:name="P41" style:family="paragraph" style:parent-style-name="Standard" style:list-style-name="L6">
      <style:paragraph-properties fo:text-align="start" style:justify-single-word="false"/>
      <style:text-properties officeooo:rsid="002f77ba" officeooo:paragraph-rsid="002f77ba"/>
    </style:style>
    <style:style style:name="P42" style:family="paragraph" style:parent-style-name="Standard" style:list-style-name="L6">
      <style:paragraph-properties fo:text-align="start" style:justify-single-word="false"/>
      <style:text-properties officeooo:rsid="00315f8e" officeooo:paragraph-rsid="00315f8e"/>
    </style:style>
    <style:style style:name="P43" style:family="paragraph" style:parent-style-name="Standard" style:list-style-name="L7">
      <style:paragraph-properties fo:text-align="start" style:justify-single-word="false"/>
      <style:text-properties officeooo:rsid="00332fcb" officeooo:paragraph-rsid="00332fcb"/>
    </style:style>
    <style:style style:name="P44" style:family="paragraph" style:parent-style-name="Standard" style:list-style-name="L7">
      <style:paragraph-properties fo:text-align="start" style:justify-single-word="false"/>
      <style:text-properties officeooo:rsid="00351d8c" officeooo:paragraph-rsid="00351d8c"/>
    </style:style>
    <style:style style:name="P45" style:family="paragraph" style:parent-style-name="Standard" style:list-style-name="L7">
      <style:paragraph-properties fo:text-align="start" style:justify-single-word="false"/>
      <style:text-properties officeooo:rsid="003780e8" officeooo:paragraph-rsid="003780e8"/>
    </style:style>
    <style:style style:name="P46" style:family="paragraph" style:parent-style-name="Standard" style:list-style-name="L7">
      <style:paragraph-properties fo:text-align="start" style:justify-single-word="false"/>
      <style:text-properties officeooo:rsid="003891e6" officeooo:paragraph-rsid="003891e6"/>
    </style:style>
    <style:style style:name="P47" style:family="paragraph" style:parent-style-name="Standard" style:list-style-name="L7">
      <style:paragraph-properties fo:text-align="start" style:justify-single-word="false"/>
      <style:text-properties officeooo:rsid="00400d2f" officeooo:paragraph-rsid="00400d2f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3e77af" officeooo:paragraph-rsid="00400d2f"/>
    </style:style>
    <style:style style:name="P49" style:family="paragraph" style:parent-style-name="Standard" style:list-style-name="L7">
      <style:paragraph-properties fo:text-align="start" style:justify-single-word="false"/>
      <style:text-properties officeooo:rsid="0040942d" officeooo:paragraph-rsid="0040942d"/>
    </style:style>
    <style:style style:name="P50" style:family="paragraph" style:parent-style-name="Standard" style:list-style-name="L7">
      <style:paragraph-properties fo:text-align="start" style:justify-single-word="false"/>
      <style:text-properties officeooo:rsid="0042716f" officeooo:paragraph-rsid="0042716f"/>
    </style:style>
    <style:style style:name="P51" style:family="paragraph" style:parent-style-name="Standard" style:list-style-name="L8">
      <style:paragraph-properties fo:text-align="start" style:justify-single-word="false"/>
      <style:text-properties officeooo:rsid="0043dd45" officeooo:paragraph-rsid="0043dd45"/>
    </style:style>
    <style:style style:name="P52" style:family="paragraph" style:parent-style-name="Standard" style:list-style-name="L8">
      <style:paragraph-properties fo:text-align="start" style:justify-single-word="false"/>
      <style:text-properties officeooo:rsid="004518cb" officeooo:paragraph-rsid="004518cb"/>
    </style:style>
    <style:style style:name="P53" style:family="paragraph" style:parent-style-name="Standard" style:list-style-name="L8">
      <style:paragraph-properties fo:text-align="start" style:justify-single-word="false"/>
      <style:text-properties officeooo:rsid="00469a2e" officeooo:paragraph-rsid="00469a2e"/>
    </style:style>
    <style:style style:name="P54" style:family="paragraph" style:parent-style-name="Standard" style:list-style-name="L8">
      <style:paragraph-properties fo:text-align="start" style:justify-single-word="false"/>
      <style:text-properties officeooo:rsid="00479acc" officeooo:paragraph-rsid="00479acc"/>
    </style:style>
    <style:style style:name="T1" style:family="text">
      <style:text-properties officeooo:rsid="000da201"/>
    </style:style>
    <style:style style:name="T2" style:family="text">
      <style:text-properties officeooo:rsid="000f6f7a"/>
    </style:style>
    <style:style style:name="T3" style:family="text">
      <style:text-properties officeooo:rsid="000f73e5"/>
    </style:style>
    <style:style style:name="T4" style:family="text">
      <style:text-properties officeooo:rsid="00112c37"/>
    </style:style>
    <style:style style:name="T5" style:family="text">
      <style:text-properties officeooo:rsid="001136ad"/>
    </style:style>
    <style:style style:name="T6" style:family="text">
      <style:text-properties officeooo:rsid="00154fb2"/>
    </style:style>
    <style:style style:name="T7" style:family="text">
      <style:text-properties officeooo:rsid="00178bf4"/>
    </style:style>
    <style:style style:name="T8" style:family="text">
      <style:text-properties officeooo:rsid="001ca82d"/>
    </style:style>
    <style:style style:name="T9" style:family="text">
      <style:text-properties officeooo:rsid="001dfb0b"/>
    </style:style>
    <style:style style:name="T10" style:family="text">
      <style:text-properties officeooo:rsid="0020993a"/>
    </style:style>
    <style:style style:name="T11" style:family="text">
      <style:text-properties officeooo:rsid="0027608e"/>
    </style:style>
    <style:style style:name="T12" style:family="text">
      <style:text-properties officeooo:rsid="002942f3"/>
    </style:style>
    <style:style style:name="T13" style:family="text">
      <style:text-properties officeooo:rsid="002da068"/>
    </style:style>
    <style:style style:name="T14" style:family="text">
      <style:text-properties officeooo:rsid="002ebe23"/>
    </style:style>
    <style:style style:name="T15" style:family="text">
      <style:text-properties officeooo:rsid="002f77ba"/>
    </style:style>
    <style:style style:name="T16" style:family="text">
      <style:text-properties officeooo:rsid="003780e8"/>
    </style:style>
    <style:style style:name="T17" style:family="text">
      <style:text-properties officeooo:rsid="003891e6"/>
    </style:style>
    <style:style style:name="T18" style:family="text">
      <style:text-properties officeooo:rsid="003a1e6c"/>
    </style:style>
    <style:style style:name="T19" style:family="text">
      <style:text-properties officeooo:rsid="003c0888"/>
    </style:style>
    <style:style style:name="T20" style:family="text">
      <style:text-properties officeooo:rsid="00400d2f"/>
    </style:style>
    <style:style style:name="T21" style:family="text">
      <style:text-properties officeooo:rsid="00407750"/>
    </style:style>
    <style:style style:name="T22" style:family="text">
      <style:text-properties officeooo:rsid="004359af"/>
    </style:style>
    <style:style style:name="T23" style:family="text">
      <style:text-properties officeooo:rsid="00469a2e"/>
    </style:style>
    <style:style style:name="T24" style:family="text">
      <style:text-properties officeooo:rsid="00494a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 course highlights</text:p>
      <text:p text:style-name="P1"/>
      <text:p text:style-name="P4">Week 1: grad descent for linear regression in 2 features</text:p>
      <text:p text:style-name="P1"/>
      <text:p text:style-name="P1">Week 2: <text:span text:style-name="T7">solving linear regression with multiple features</text:span></text:p>
      <text:list xml:id="list2070698744131973746" text:style-name="L1">
        <text:list-item>
          <text:p text:style-name="P17">multiple features : linear model, theta vector, x <text:span text:style-name="T7">matrix</text:span>, hypothesis=theta(transpose).x,<text:span text:style-name="T7">cost function</text:span></text:p>
        </text:list-item>
        <text:list-item>
          <text:p text:style-name="P17">grad descent : partial derivative of cost function wrt to theta_<text:span text:style-name="T7">j</text:span>=<text:tab/><text:tab/>(1/m).<text:span text:style-name="T7">SUM(i=1:m)</text:span>[(h<text:span text:style-name="T7">(x_i)</text:span>-y_<text:span text:style-name="T7">i</text:span>).x<text:span text:style-name="T7">(j)_i</text:span>],</text:p>
        </text:list-item>
        <text:list-item>
          <text:p text:style-name="P17">feature scaling : range,standard deviation, mean normalization, ideal scale; <text:span text:style-name="T4">when the learning algo is complete the new dataset is also scaled according to the mean/std of the training dataset</text:span></text:p>
        </text:list-item>
        <text:list-item>
          <text:p text:style-name="P17"><text:span text:style-name="T7">plotting </text:span>j as a function of num of iterations; learning rate, too high -&gt; divergence/slow convergence,too low -&gt; slow convergence</text:p>
        </text:list-item>
        <text:list-item>
          <text:p text:style-name="P17">suo moto introduction of new features, polynomial regression in single<text:span text:style-name="T7">(or multiple)</text:span> feature</text:p>
        </text:list-item>
        <text:list-item>
          <text:p text:style-name="P18">normal equation, min ||Ax-b||, O(n^3)</text:p>
        </text:list-item>
        <text:list-item>
          <text:p text:style-name="P18">non invertability; X is singular -&gt; redundant data<text:span text:style-name="T7">(sort of insufficiency)</text:span>, linear combination,=&gt; delete/<text:span text:style-name="T7">replace</text:span> features,regularization; pseudo inverse</text:p>
        </text:list-item>
        <text:list-item>
          <text:p text:style-name="P19">Octave Tut : gassian random variables--??</text:p>
        </text:list-item>
      </text:list>
      <text:p text:style-name="P2"/>
      <text:p text:style-name="P3">Week 3: <text:s/><text:span text:style-name="T7">solving logistic regression and regularization in linear &amp; logistic regression</text:span></text:p>
      <text:list xml:id="list4862855961298636278" text:style-name="L2">
        <text:list-item>
          <text:p text:style-name="P20"><text:span text:style-name="T5">for classification-&gt;shortcomings of</text:span> linear regression, extrem<text:span text:style-name="T5">es</text:span> of data set</text:p>
        </text:list-item>
        <text:list-item>
          <text:p text:style-name="P20">given that y={0,1}-&gt;h(x) should output a 0&lt;=num&lt;=1,interpretation as probability <text:span text:style-name="T1">of y=1(is a consequence of the definition of the sigmoid , had we taken g(z)=(1+exp(z))^-1 the interpretation would have been the probability of y=0)</text:span>,sigmoid function <text:span text:style-name="T1">g(z)=</text:span>(1+exp(-z))^-1 where z=(theta^T)*x </text:p>
        </text:list-item>
        <text:list-item>
          <text:p text:style-name="P21">if <text:span text:style-name="T7">(for test case) </text:span>g(z)&gt;=0.5 =&gt; y=1 =&gt;(theta^T)*x&gt;=0;given the values obtained of theta(i) obtained after logistic regression, the equation (theta^T)*x=0 describes the decision boundary</text:p>
        </text:list-item>
        <text:list-item>
          <text:p text:style-name="P22">COST FUNCTION:linear regression-&gt;cost function has one global min(cauchy schwarz inequality) and no local min(<text:span text:style-name="T2">proof??)</text:span>;<text:span text:style-name="T5">for classification,mean squared error -&gt; might be non convex =&gt; grad descent could stop at local min!=global min;logarithmic cost fn-&gt;cost increases with deviation</text:span></text:p>
        </text:list-item>
        <text:list-item>
          <text:p text:style-name="P22"><text:span text:style-name="T3">J(theta)=(-1/m)*SUM(i=1:m)[</text:span> <text:span text:style-name="T3">(y^i)log(h(x^i))+(1-(y^i))(log(1-(h(x^i))))];partial derivative wrt theta(j) = (-1/m)*SUM(i=1:m)[(h(x^i)-y^i)*(x(j)^i)]</text:span></text:p>
        </text:list-item>
        <text:list-item>
          <text:p text:style-name="P23">use built-in libs for better optimization algos;require (us to) code for computing the cost fn and its derivatives</text:p>
        </text:list-item>
        <text:list-item>
          <text:p text:style-name="P24">multiclass classification-&gt;separate one class from the rest and treat the rest as one </text:p>
        </text:list-item>
        <text:list-item>
          <text:p text:style-name="P24">overfitting-&gt; features&gt;&gt;&gt;training data sets;solution/prevention : reduce the num of features,regularization</text:p>
        </text:list-item>
        <text:list-item>
          <text:p text:style-name="P24">in linear regression for eg, if the values of theta(i)’s are small, smaller h”=&gt;no contortions=&gt;no overfitting;regularization of theta 1:n (not theta(0) by convention);</text:p>
        </text:list-item>
        <text:list-item>
          <text:p text:style-name="P24">regularized linear regression : J=J+(1/2m){lambda*sum(i=1:n)theta(i)^2}, <text:s text:c="54"/>pd wrt theta(0)=(1/m)sum(i=1:m)(h-y), <text:s text:c="3"/><text:tab/><text:tab/><text:tab/><text:tab/><text:tab/><text:tab/><text:tab/> <text:s text:c="3"/>pd wrt theta(j)=(1/m){(sum(i=1:m)[(h-y).x(j)^i]+lambda*theta(j)};<text:tab/><text:tab/><text:tab/><text:tab/> grad descent-&gt;theta(0)=theta(0)-alpha*(1/m)sum(i=1:m)(h-y), <text:s text:c="7"/><text:tab/> <text:s text:c="5"/>theta(j)=theta(j)*(alpha-(lambda/m))-alpha*(1/m)sum(i=1:m)[(h-y).x(j)^i];<text:tab/><text:tab/><text:tab/>normal eqn-&gt;theta=inv(X’*X + lambda*L)*X’*y(pro<text:span text:style-name="T6">ven</text:span>), <text:tab/><text:tab/><text:tab/> X’*X + lambda*L is always invertible(proof--??)</text:p>
        </text:list-item>
        <text:list-item>
          <text:p text:style-name="P24"><text:soft-page-break/>regularized logistic regression : <text:s/>J=J+(1/2m){lambda*sum(i=1:n)theta(i)^2}, pd wrt theta(0)=(1/m)sum(i=1:m)(h-y), <text:s text:c="3"/><text:tab/><text:tab/><text:tab/><text:tab/><text:tab/><text:tab/><text:tab/> <text:s text:c="3"/>pd wrt theta(j)=(1/m){(sum(i=1:m)[(h-y).x(j)^i]+lambda*theta(j)};<text:tab/><text:tab/></text:p>
        </text:list-item>
      </text:list>
      <text:p text:style-name="P5"/>
      <text:p text:style-name="P5"/>
      <text:p text:style-name="P6">Week 4: Neural Networks</text:p>
      <text:list xml:id="list1147948556014981621" text:style-name="L3">
        <text:list-item>
          <text:p text:style-name="P25">Non linear hypothesis for large number of features : linear/logisic regression is expensive</text:p>
        </text:list-item>
        <text:list-item>
          <text:p text:style-name="P26">model representation</text:p>
        </text:list-item>
      </text:list>
      <text:p text:style-name="P7"/>
      <text:p text:style-name="P8">WEEK 5 : </text:p>
      <text:list xml:id="list3254511209540701429" text:style-name="L4">
        <text:list-item>
          <text:p text:style-name="P27">BASIC OUTLINE OF A NEURAL NETWORK IMPLEMENTATION WITH L LAYERS</text:p>
          <text:list>
            <text:list-item>
              <text:p text:style-name="P27">for each training set,no. of input units = no. of features +1,no of output units=no of class labels <text:span text:style-name="T8">(for multi-class classification)</text:span></text:p>
            </text:list-item>
            <text:list-item>
              <text:p text:style-name="P27">using a series of randomly initialized Theta^(l) [l is the layer no], calculate the a^(l) at each layer till the output layer</text:p>
            </text:list-item>
            <text:list-item>
              <text:p text:style-name="P27">at the output unit we get a vector with entries b/w 0 and 1, we calculate delta^(L)</text:p>
            </text:list-item>
            <text:list-item>
              <text:p text:style-name="P28">cost function</text:p>
            </text:list-item>
            <text:list-item>
              <text:p text:style-name="P28">backpropagate to get delta^(l)</text:p>
            </text:list-item>
            <text:list-item>
              <text:p text:style-name="P28">grad checking</text:p>
            </text:list-item>
            <text:list-item>
              <text:p text:style-name="P28">optimisation function</text:p>
            </text:list-item>
          </text:list>
        </text:list-item>
        <text:list-item>
          <text:p text:style-name="P28">FORWARD PROPAGATION</text:p>
          <text:list>
            <text:list-item>
              <text:p text:style-name="P28">for the i-th training set; z^(l)=Theta^(l-1)*<text:span text:style-name="T8">a^(l-1)</text:span></text:p>
            </text:list-item>
            <text:list-item>
              <text:p text:style-name="P29">a^(l)=sigmoid[z^(l)];</text:p>
            </text:list-item>
            <text:list-item>
              <text:p text:style-name="P29">a^(l)_0=1 (bias unit);</text:p>
            </text:list-item>
          </text:list>
        </text:list-item>
        <text:list-item>
          <text:p text:style-name="P29">COST FUNCTION</text:p>
          <text:list>
            <text:list-item>
              <text:p text:style-name="P29">for each training set; for each label classifier; find ylog(h(x))+(1-y)log(1-h(x))</text:p>
            </text:list-item>
            <text:list-item>
              <text:p text:style-name="P29">sum over all classifiers for one training set; sum over all training sets</text:p>
            </text:list-item>
            <text:list-item>
              <text:p text:style-name="P29">regularisation : sum over all layers; sum of all entries of Theta^(l) excluding the first column</text:p>
            </text:list-item>
          </text:list>
        </text:list-item>
        <text:list-item>
          <text:p text:style-name="P29">BACK-PROPAGATION</text:p>
          <text:list>
            <text:list-item>
              <text:p text:style-name="P29">purpose : to calculate the partial derivatives of J</text:p>
            </text:list-item>
            <text:list-item>
              <text:p text:style-name="P30">set Delta^(l)_i,j=0</text:p>
            </text:list-item>
            <text:list-item>
              <text:p text:style-name="P29">delta^(<text:span text:style-name="T9">L)=a^(L)-y^(i)</text:span></text:p>
            </text:list-item>
            <text:list-item>
              <text:p text:style-name="P30">delta^(l)=(Theta^(l))^T*delta^(l+1)*g’(z^(l))</text:p>
            </text:list-item>
            <text:list-item>
              <text:p text:style-name="P30">g’(z^(l)) gives the vector, the i-th of whose entries is obtained by differentiating sigmoid(z^(l)_i) wrt to <text:s/>z^(l)_i; viz also equal to a^(l).*(1-a^(l));</text:p>
            </text:list-item>
            <text:list-item>
              <text:p text:style-name="P31">Delta^(l)=Delta^(l)+delta^(l+1)*(a^(l))^T</text:p>
            </text:list-item>
            <text:list-item>
              <text:p text:style-name="P31">D^(l)_i,j is the partial derivative of the cost function wrt Theta^(l)_i,j</text:p>
            </text:list-item>
            <text:list-item>
              <text:p text:style-name="P31">D^(l)=(1/m)Delta^(l)+lambda*Theta^(l); after setting the first column to zero</text:p>
            </text:list-item>
          </text:list>
        </text:list-item>
        <text:list-item>
          <text:p text:style-name="P32">IMPLEMENTATION</text:p>
          <text:list>
            <text:list-item>
              <text:p text:style-name="P32">Unrolling : optimisation functions expect parameters as vectors</text:p>
            </text:list-item>
            <text:list-item>
              <text:p text:style-name="P32">Grad Checking : approximation</text:p>
            </text:list-item>
            <text:list-item>
              <text:p text:style-name="P32">Random Initialization : <text:span text:style-name="T10">rands</text:span></text:p>
            </text:list-item>
          </text:list>
        </text:list-item>
      </text:list>
      <text:p text:style-name="P9"/>
      <text:p text:style-name="P10">WEEK 6 : MLT</text:p>
      <text:list xml:id="list9109182756556022298" text:style-name="L5">
        <text:list-item>
          <text:p text:style-name="P33">evaluation of hypothesis -&gt; error <text:span text:style-name="T11">(after training on train data)</text:span> in validation/test data ; misclassification error</text:p>
        </text:list-item>
        <text:list-item>
          <text:p text:style-name="P33">validation data</text:p>
        </text:list-item>
        <text:list-item>
          <text:p text:style-name="P33">bias/variance ; bias-&gt;<text:span text:style-name="T11">usually characterized by less features;</text:span>high CV error; high training erro<text:span text:style-name="T11">r</text:span> ; variance-&gt;<text:span text:style-name="T11">usually characterized by num of features&gt;&gt;data sets;</text:span>low training error,high CV error; graph of data error v/s model (for eg.-degree of polynomial)</text:p>
        </text:list-item>
        <text:list-item>
          <text:p text:style-name="P34"><text:soft-page-break/>regularization &amp; bias/variance : high lambda-&gt;high bias, low lambda-&gt;high variance; graph of error v/s lambda</text:p>
        </text:list-item>
        <text:list-item>
          <text:p text:style-name="P35">number of training sets : general curve; high bias curve=&gt; tr<text:span text:style-name="T12">a</text:span>ining error--&gt;CV error; high variance curve=&gt; training error&lt;&lt;CV error</text:p>
        </text:list-item>
        <text:list-item>
          <text:p text:style-name="P36">error analysis : numerical metric ; common traits of erring data</text:p>
        </text:list-item>
        <text:list-item>
          <text:p text:style-name="P36">skewed data -&gt; accuracy dosn’t suffice; precision/recall-&gt; desired high; variation of threshold=&gt;trade off; F score</text:p>
        </text:list-item>
        <text:list-item>
          <text:p text:style-name="P36">more data?--- may work in case of sufficient features to counter high variance</text:p>
        </text:list-item>
        <text:list-item>
          <text:p text:style-name="P37">IMPT CONVENTION : while training the algorithm we regularise the cost function, but for the learning and validation curve we set lambda=0 ; so that we only see the difference b/w supervised output and the hypothesis prediction</text:p>
        </text:list-item>
      </text:list>
      <text:p text:style-name="P11"/>
      <text:p text:style-name="P11">WEEK 7 : <text:span text:style-name="T13">SVM</text:span></text:p>
      <text:list xml:id="list1697224936648600747" text:style-name="L6">
        <text:list-item>
          <text:p text:style-name="P38">cost function = SUM(1:m)[C*{<text:span text:style-name="T15">(</text:span>y^i<text:span text:style-name="T15">)</text:span>(cost_1) + (1-y^i)(cost_0)}] + SUM(1:n)[theta(j)^2]</text:p>
        </text:list-item>
        <text:list-item>
          <text:p text:style-name="P39">the exact definition of cost_0/1 <text:span text:style-name="T14">(the slope) </text:span>is not important to us : <text:span text:style-name="T15">the optimization problem will not depend on the exact value of error, the optimum theta will be the same {although it makes sense to keep cost_0 and cost_1 symmetric about y-axis}</text:span></text:p>
        </text:list-item>
        <text:list-item>
          <text:p text:style-name="P40">to get <text:s text:c="3"/>h(x)~(y==1) =&gt; theta’x&gt;=1 =&gt; -logh(x)&lt;=0.13 ;<text:tab/><text:tab/><text:tab/><text:tab/><text:tab/><text:tab/> h(x)~(y==0) =&gt; theta’x&lt;=-1 =&gt; -log(1-h(x)) &lt;=0.13</text:p>
        </text:list-item>
        <text:list-item>
          <text:p text:style-name="P40">for large c (=&gt; small lambda) : hypothesis prone to overfitting</text:p>
        </text:list-item>
        <text:list-item>
          <text:p text:style-name="P41">definition of features : kernels { <text:bookmark-start text:name="__DdeLink__228_634805227"/>f^i_j=sim(x^i <text:s/>, l^i)<text:bookmark-end text:name="__DdeLink__228_634805227"/> }</text:p>
        </text:list-item>
        <text:list-item>
          <text:p text:style-name="P41">gaussian kernels : f^i_j=sim(x^i <text:s/>, l^i)=exp(-||x^i – l^i||^2 / 2sigma^2) </text:p>
        </text:list-item>
        <text:list-item>
          <text:p text:style-name="P42">the choice of l^i = x^i will serve the purpose of getting a decision boundary close to the data points ; but also generate a num of redundant features</text:p>
        </text:list-item>
      </text:list>
      <text:p text:style-name="P12"/>
      <text:p text:style-name="P13">WEEK 8 : UNSUPERVISED LEARNING</text:p>
      <text:list xml:id="list5899351908576619535" text:style-name="L7">
        <text:list-item>
          <text:p text:style-name="P43">K-Means clustering : random initialization of k(=num of classes) cluster centroids(mu^i); based on distance from the centroids-&gt;asssign class (c^i) <text:span text:style-name="T16">to the class represented by nearest centroid</text:span>; shift cluster centroids to the centroid of the data-points assigned to its class</text:p>
        </text:list-item>
        <text:list-item>
          <text:p text:style-name="P43">optimisation objective : minimize SUM(1:m)[|| x^i - mu_c^i ||^2]/m</text:p>
        </text:list-item>
        <text:list-item>
          <text:p text:style-name="P44">random initialization : choose from among the data points, a set of centroids ; if your initialization leads to two centroids from the same (apparent) class ---&gt; local optima ; remedied by many initializations and choosing the best, particularly helpful for small num of clusters( <text:span text:style-name="T16">the scope of random is smaller-&gt;higher probability of unideal randomization</text:span> )</text:p>
        </text:list-item>
        <text:list-item>
          <text:p text:style-name="P45">Dimensionality Reduction : <text:span text:style-name="T17">reduce nD data to kD which is representative of the same dataset; choose a kD subspace of R^n subspace-&gt;project data points onto that subspace</text:span></text:p>
        </text:list-item>
        <text:list-item>
          <text:p text:style-name="P46">PCA : optimisation objective == minimise SUM(1:m)[x^i – proj(x^i)]; <text:span text:style-name="T18">mean normalization and feature scaling; </text:span>covariance matrix, Sigma; <text:span text:style-name="T18">svd function-&gt; matrix U-&gt; choose first k columns of U&lt;- U is proj matrix</text:span></text:p>
        </text:list-item>
        <text:list-item>
          <text:p text:style-name="P47">covariance matrix = XX’/m <text:span text:style-name="T21">=&gt; symmetric</text:span>; covariance_i,j is the average of the sum of covariances of the ith and jth components of the training set vectors; covariance_i,j of a vector is a measure of the relation b/w the two dimensions; if x_i~1~x_j =&gt; both likely to increase simultaneously (relevant for covariance matrix) <text:span text:style-name="T21">&lt;- requires mean normalization and feature scaling</text:span></text:p>
        </text:list-item>
        <text:list-item>
          <text:p text:style-name="P47">the eigenvectors with the largest eigenvalues correspond to the dimensions that have the strongest correlation in the dataset<text:span text:style-name="T21">=&gt; subspace of highest variance; Ax=kx so larger eigen value =&gt; the matrix A effectively acts like a vector roughly in the same diection as x =&gt; is principally oriented along that direction; svd returns S(viz a diagonal matrix in decreasing order of eigenvalues) and the columns of U are the corresponding eigen vectors (normalized ie norm=1); hence we choose the first K columns of U</text:span> <text:s/></text:p>
          <text:p text:style-name="P47"><text:soft-page-break/></text:p>
        </text:list-item>
        <text:list-item>
          <text:p text:style-name="P46">%<text:span text:style-name="T19">age of variance retained will be an increasing fn of k, ==SUM(1:k)S_i,i / tr(S); choose smallest k st variance retention &gt;=0.99</text:span></text:p>
        </text:list-item>
        <text:list-item>
          <text:p text:style-name="P48">run PCA w/o feature scaling and mean normalization -<text:span text:style-name="T20">&gt; incorrect results as the covariance matrix is (X - &lt;x&gt;I )*(X - &lt;x&gt;I )’</text:span></text:p>
        </text:list-item>
        <text:list-item>
          <text:p text:style-name="P49"><text:a xlink:type="simple" xlink:href="https://deeplearning4j.org/eigenvector" text:style-name="Internet_20_link" text:visited-style-name="Visited_20_Internet_20_Link">https://deeplearning4j.org/eigenvector</text:a>; <text:a xlink:type="simple" xlink:href="http://www.visiondummy.com/2014/04/geometric-interpretation-covariance-matrix/" text:style-name="Internet_20_link" text:visited-style-name="Visited_20_Internet_20_Link">http://www.visiondummy.com/2014/04/geometric-interpretation-covariance-matrix/</text:a></text:p>
        </text:list-item>
        <text:list-item>
          <text:p text:style-name="P50">Z = X*U_red; <text:span text:style-name="T22">dot product of x^i and u^j divided by norm of u^j(==1); X_proj = Z*U_red’ (reverse change of basis)</text:span></text:p>
        </text:list-item>
        <text:list-item>
          <text:p text:style-name="P50"><text:s/><text:span text:style-name="T24">revise elbow method ; check mean squared error for 2D only; </text:span></text:p>
        </text:list-item>
      </text:list>
      <text:p text:style-name="P14"/>
      <text:p text:style-name="P15">WEEK 9 : ANOMALY DETECTION AND RECOMMENDER SYSTEMS</text:p>
      <text:list xml:id="list6261599571617873323" text:style-name="L8">
        <text:list-item>
          <text:p text:style-name="P51">ANOMALY DETECTION</text:p>
          <text:list>
            <text:list-item>
              <text:p text:style-name="P52">consider the distribution of one particular parameter of all data-points to resemble a gaussian distribution(else-&gt; use logx or x^p, where p&lt;1 --?? ), find mu, sigma</text:p>
            </text:list-item>
            <text:list-item>
              <text:p text:style-name="P52">for a new data-point x : <text:tab/><text:tab/><text:tab/><text:tab/><text:tab/><text:tab/><text:tab/>p(x)=PROD(1:num of features) const*exp(-(x_j – mu_j)^2/2sigma_j^2)</text:p>
            </text:list-item>
            <text:list-item>
              <text:p text:style-name="P52">for x close to GD, p(x) will be high <text:span text:style-name="T23">=&gt; threshold</text:span></text:p>
            </text:list-item>
            <text:list-item>
              <text:p text:style-name="P53">strong covariance in data-points =&gt; multivariate GD : exp(-1/2 * (x-mu)’*inv(Sigma)*(x-mu)) --??</text:p>
            </text:list-item>
            <text:list-item>
              <text:p text:style-name="P53">computationally expensive for large n; non-invertible Sigma for m&lt;n</text:p>
            </text:list-item>
          </text:list>
        </text:list-item>
      </text:list>
      <text:p text:style-name="P16"/>
      <text:list xml:id="list214836582140331" text:continue-numbering="true" text:style-name="L8">
        <text:list-item>
          <text:p text:style-name="P53">RECOMMENDER SYSTEMS</text:p>
          <text:list>
            <text:list-item>
              <text:p text:style-name="P54">given the ratings of user for a number of movies; and the feature vector corresponding to each movie; use linear regression to learn the parameter vector for the user and predict movie ratings</text:p>
            </text:list-item>
            <text:list-item>
              <text:p text:style-name="P54">COLLABORATIVE FILTERING : to define a mathematical feature vector for a thing as abstract as a movie is tough =&gt; learn the features based on the ratings given by different users for that particular movie keeping in mind their ratings for other movies</text:p>
            </text:list-item>
            <text:list-item>
              <text:p text:style-name="P54">intuitively : guess a plausible theta-&gt;learn features-&gt;learn theta-&gt;learn features......</text:p>
            </text:list-item>
            <text:list-item>
              <text:p text:style-name="P54">aliter : minimize squared error, squared parameter sum simultaneously </text:p>
            </text:list-item>
            <text:list-item>
              <text:p text:style-name="P54">implementation detail : assume the rating of a user for a movie which he/she hasn’t rated <text:s/>as the average of the ratings given to the movie by other use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7:56:12.797575378</meta:creation-date>
    <dc:date>2017-04-13T21:48:34.913518354</dc:date>
    <meta:editing-duration>PT19H47M36S</meta:editing-duration>
    <meta:editing-cycles>25</meta:editing-cycles>
    <meta:generator>LibreOffice/5.2.2.2$Linux_X86_64 LibreOffice_project/20m0$Build-2</meta:generator>
    <meta:document-statistic meta:table-count="0" meta:image-count="0" meta:object-count="0" meta:page-count="4" meta:paragraph-count="100" meta:word-count="1565" meta:character-count="10782" meta:non-whitespace-character-count="9270"/>
  </office:meta>
</office:document-meta>
</file>